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abf" officeooo:paragraph-rsid="00100abf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100abf" officeooo:paragraph-rsid="00100abf" fo:background-color="#1f1f1f"/>
    </style:style>
    <style:style style:name="P3" style:family="paragraph" style:parent-style-name="Standard">
      <style:text-properties fo:font-size="16pt" officeooo:rsid="00100abf" officeooo:paragraph-rsid="00100abf" style:font-size-asian="16pt" style:font-size-complex="16pt"/>
    </style:style>
    <style:style style:name="P4" style:family="paragraph" style:parent-style-name="Standard">
      <style:text-properties officeooo:paragraph-rsid="00100abf"/>
    </style:style>
    <style:style style:name="T1" style:family="text">
      <style:text-properties officeooo:rsid="00100abf"/>
    </style:style>
    <style:style style:name="T2" style:family="text">
      <style:text-properties fo:color="#9cdcfe" loext:opacity="100%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4.</text:p>
      <text:p text:style-name="P4"><text:span text:style-name="T1">20 imágenes aleatorias desde </text:span><text:span text:style-name="T6">https://randomuser.me/api/portraits/men/</text:span></text:p>
      <text:p text:style-name="P1"/>
      <text:p text:style-name="P1">Eventos click: cambio de formato de las imágenes : borde rojo a la imagen</text:p>
      <text:p text:style-name="P2"><text:span text:style-name="T2">imagen</text:span>.<text:span text:style-name="T2">className</text:span> <text:span text:style-name="T4">=</text:span> <text:span text:style-name="T5">"ponerBorde"</text:span>;</text:p>
      <text:p text:style-name="P1"/>
      <text:p text:style-name="P1">Eventos mouseover : ampliar tamaño de imagen </text:p>
      <text:p text:style-name="P2"><text:span text:style-name="T2">imagen</text:span>.<text:span text:style-name="T3">style</text:span>.<text:span text:style-name="T2">transform</text:span> <text:span text:style-name="T4">=</text:span> <text:span text:style-name="T5">"scale(1.5)"</text:span>;</text:p>
      <text:p text:style-name="P1"/>
      <text:p text:style-name="P1">Eventos mouseleave: reducir al tamaño original las imágenes</text:p>
      <text:p text:style-name="P2"><text:span text:style-name="T2">imagen</text:span>.<text:span text:style-name="T3">style</text:span>.<text:span text:style-name="T2">transform</text:span> <text:span text:style-name="T4">=</text:span> <text:span text:style-name="T5">"scale(1)"</text:span>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38:43.501935796</meta:creation-date>
    <dc:date>2023-11-20T10:44:18.189208500</dc:date>
    <meta:editing-duration>PT55S</meta:editing-duration>
    <meta:editing-cycles>1</meta:editing-cycles>
    <meta:document-statistic meta:table-count="0" meta:image-count="0" meta:object-count="0" meta:page-count="1" meta:paragraph-count="8" meta:word-count="45" meta:character-count="363" meta:non-whitespace-character-count="325"/>
    <meta:generator>LibreOffice/7.3.7.2$Linux_X86_64 LibreOffice_project/30$Build-2</meta:generator>
  </office:meta>
</office:document-meta>
</file>